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cb5a" officeooo:paragraph-rsid="0020cb5a"/>
    </style:style>
    <style:style style:name="P2" style:family="paragraph" style:parent-style-name="Standard" style:list-style-name="L1">
      <style:text-properties officeooo:rsid="0020cb5a" officeooo:paragraph-rsid="0020cb5a"/>
    </style:style>
    <style:style style:name="P3" style:family="paragraph" style:parent-style-name="Standard">
      <style:text-properties officeooo:rsid="00223817" officeooo:paragraph-rsid="00223817"/>
    </style:style>
    <style:style style:name="P4" style:family="paragraph" style:parent-style-name="Standard">
      <style:text-properties officeooo:rsid="0023f3e1" officeooo:paragraph-rsid="0023f3e1"/>
    </style:style>
    <style:style style:name="P5" style:family="paragraph" style:parent-style-name="Standard" style:list-style-name="L2">
      <style:text-properties style:font-name="Liberation Serif" fo:font-weight="bold" officeooo:rsid="00258cbe" officeooo:paragraph-rsid="00258cbe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258cbe" officeooo:paragraph-rsid="00258cbe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26cae5" officeooo:paragraph-rsid="0026cae5" style:font-weight-asian="bold" style:font-weight-complex="bold"/>
    </style:style>
    <style:style style:name="P8" style:family="paragraph" style:parent-style-name="Standard" style:list-style-name="L3">
      <style:text-properties style:font-name="Liberation Serif" fo:font-weight="bold" officeooo:rsid="0026cae5" officeooo:paragraph-rsid="0026cae5" style:font-weight-asian="bold" style:font-weight-complex="bold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ourier New" officeooo:rsid="00258cbe" officeooo:paragraph-rsid="00258cbe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258cbe" officeooo:paragraph-rsid="00258cbe" style:font-weight-asian="bold" style:font-weight-complex="bold"/>
    </style:style>
    <style:style style:name="P11" style:family="paragraph" style:parent-style-name="Header">
      <style:text-properties officeooo:rsid="001fb434" officeooo:paragraph-rsid="001fb4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e18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clo orçamentário:</text:p>
      <text:list xml:id="list3282644105" text:style-name="L1">
        <text:list-item>
          <text:p text:style-name="P2">Elaboração;</text:p>
        </text:list-item>
        <text:list-item>
          <text:p text:style-name="P2">Discussão/estudo/aprovação;</text:p>
        </text:list-item>
        <text:list-item>
          <text:p text:style-name="P2">Execução; e</text:p>
        </text:list-item>
        <text:list-item>
          <text:p text:style-name="P2">Avaliação/controle.</text:p>
        </text:list-item>
      </text:list>
      <text:p text:style-name="P1"/>
      <text:p text:style-name="P3">O processo orçamentário é dinâmico, mas <text:span text:style-name="T1">não é autossuficiente</text:span><text:span text:style-name="T2"> porque a elaboração da proposta renova-se anualmente e é resultante das definições da programação de médio prazo.</text:span></text:p>
      <text:p text:style-name="P3"><text:span text:style-name="T2"/></text:p>
      <text:p text:style-name="P3"><text:span text:style-name="T2">LRF → o Poder Executivo de cada ente colocará à disposição dos demais Poderes e do MP, </text:span><text:span text:style-name="T1">no mínimo 30 dias antes do prazo final</text:span><text:span text:style-name="T2"> para encaminhamento de suas propostas orçamentárias, os estudos e as estimativas das receitas para o exercício subsequente, inclusive da RCL, e as respectivas memórias de cálculo.</text:span></text:p>
      <text:p text:style-name="P3"><text:span text:style-name="T2"/></text:p>
      <text:p text:style-name="P3"><text:span text:style-name="T2">As </text:span><text:span text:style-name="T1">Defensorias Públicas da União, dos Estados e do DF</text:span><text:span text:style-name="T2"> terão iniciativa de sua proposta orçamentária. EC 74/2013 incluiu a DPU e a DPDF!</text:span></text:p>
      <text:p text:style-name="P3"><text:span text:style-name="T2"/></text:p>
      <text:p text:style-name="P3"><text:span text:style-name="T2">Na </text:span><text:span text:style-name="T1">LDO</text:span><text:span text:style-name="T2"> constam os limites para a elaboração das propostas orçamentárias do MP.</text:span></text:p>
      <text:p text:style-name="P3"><text:span text:style-name="T2"/></text:p>
      <text:p text:style-name="P4"><text:span text:style-name="T2">Caso </text:span><text:span text:style-name="T1">não</text:span><text:span text:style-name="T2"> receba a proposta orçamentária no prazo fixado, caberá ao Poder Legislativo apreciar novamente o </text:span><text:span text:style-name="T1">orçamento vigente</text:span><text:span text:style-name="T2"> como se fosse uma nova proposta.</text:span></text:p>
      <text:p text:style-name="P4"><text:span text:style-name="T2"/></text:p>
      <text:p text:style-name="P9"><text:span text:style-name="T2">CF, Art. 165, §9º Cabe à </text:span><text:span text:style-name="T1">LC</text:span><text:span text:style-name="T2">:</text:span></text:p>
      <text:p text:style-name="P9"><text:span text:style-name="T2">I – </text:span><text:span text:style-name="T1">dispor</text:span><text:span text:style-name="T2"> sobre o exercício financeiro, a vigência, os prazos, a elaboração e a organização do PPA, da LDO e da LOA;</text:span></text:p>
      <text:p text:style-name="P9"><text:span text:style-name="T2">II – estabelecer normas de gestão financeira e patrimonial da administração direta e indireta bem como condições para a instituição e funcionamento de fundos;</text:span></text:p>
      <text:p text:style-name="P10">III – dispor sobre critérios para a execução equitativa, além de procedimentos que serão adotados quando houver impedimentos legais e técnicos, cumprimento de restos a pagar e limitação das <text:span text:style-name="T3">programações de caráter obrigatório</text:span>, para a realização do disposto no §11 do art. 166.</text:p>
      <text:list xml:id="list2928514378" text:style-name="L2">
        <text:list-item>
          <text:p text:style-name="P5"><text:span text:style-name="T2">relacionado às emendas individuais de execução obrigatória. A CF determina que é obrigatória a execução orçamentária e financeira das emendas individuais ao PLOA em montante correspondente a </text:span>1,2% da RCL<text:span text:style-name="T2"> realizada no exercício </text:span>anterior<text:span text:style-name="T2">. No caso, cabe à LC dispor sobre critérios para a execução equitativa dessas emendas.</text:span></text:p>
        </text:list-item>
      </text:list>
      <text:p text:style-name="P6"><text:span text:style-name="T2"/></text:p>
      <text:p text:style-name="P7">Conteúdo da <text:span text:style-name="T3">proposta orçamentária</text:span><text:span text:style-name="T2">:</text:span></text:p>
      <text:list xml:id="list2733792811" text:style-name="L3">
        <text:list-item>
          <text:p text:style-name="P8">mensagem<text:span text:style-name="T2">: conterá exposição circunstanciada da situação econômico-financeira, documentada com demonstração da dívida flutante e fundada, saldos de créditos especiais, restos a pagar e outros compromissos financeiros exigíveis; exposição e justificação da política econômico-financeira do Governo; justificação da receita e despesa, particularmente no tocante ao orçamento de capital;</text:span></text:p>
        </text:list-item>
        <text:list-item>
          <text:p text:style-name="P8">projeto de lei do orçamento<text:span text:style-name="T2">;</text:span></text:p>
        </text:list-item>
        <text:list-item>
          <text:p text:style-name="P8">tabelas explicativas sobre receitas e despesas<text:span text:style-name="T2"> de vários anos, em colunas distintas e para fins de comparação;</text:span></text:p>
        </text:list-item>
        <text:list-item>
          <text:p text:style-name="P8"><text:soft-page-break/>especificação dos programas especiais de trabalho custeados por dotações globais<text:span text:style-name="T2">, em termos de metas visadas, decompostas em estimativa do custo das obras a realizar e dos serviços a prestar, acompanhadas de justificação econômica, financeira, social e administrativa.</text:span></text:p>
        </text:list-item>
      </text:list>
      <text:p text:style-name="P7"><text:span text:style-name="T2"/></text:p>
      <text:p text:style-name="P7"><text:span text:style-name="T2">SPI/MPDG → elabora mensagem presidencial relativa ao PPA.</text:span></text:p>
      <text:p text:style-name="P7"><text:span text:style-name="T2">SOF/MPDG → elabora mensagem presidencial relativa a LDO e LO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b434" officeooo:paragraph-rsid="001fb43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Ciclo orçamentár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08:26:51.226000000</meta:creation-date>
    <dc:date>2018-04-01T09:09:54.144000000</dc:date>
    <meta:editing-duration>PT12M39S</meta:editing-duration>
    <meta:editing-cycles>5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23" meta:word-count="428" meta:character-count="2818" meta:non-whitespace-character-count="2418"/>
  </office:meta>
</office:document-meta>
</file>